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7.39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0.74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3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3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3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84">
          <table:table-cell table:number-columns-repeated="11"/>
        </table:table-row>
        <table:table-row table:style-name="ro2" table:number-rows-repeated="2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9:21:36.5358175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9:22:47.920618755</dc:date>
    <meta:editing-duration>P7DT17H43M13S</meta:editing-duration>
    <meta:editing-cycles>4583</meta:editing-cycles>
    <meta:generator>LibreOffice/24.2.2.1$Linux_X86_64 LibreOffice_project/420$Build-1</meta:generator>
    <meta:print-date>2023-03-25T21:17:20.703000000</meta:print-date>
    <meta:document-statistic meta:table-count="1" meta:cell-count="5074" meta:object-count="0"/>
  </office:meta>
</office:document-meta>
</file>